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</office:automatic-styles>
  <office:body>
    <office:text>
      <text:h text:style-name="Heading_20_2" text:outline-level="2">Contacts</text:h>
      <text:p text:style-name="First_20_paragraph"><text:span text:style-name="T1">Name</text:span>: Yury Krivopalov<text:line-break/><text:span text:style-name="T2">Location</text:span>: Moscow, Russia<text:line-break/><text:span text:style-name="T3">Email</text:span>: <text:a xlink:type="simple" xlink:href="mailto:ykrivopalov@yandex.ru" office:name=""><text:span text:style-name="Definition">ykrivopalov@yandex.ru</text:span></text:a><text:line-break/><text:span text:style-name="T4">Skype</text:span>: <text:a xlink:type="simple" xlink:href="skype:yury.krivopalov" office:name=""><text:span text:style-name="Definition">yury.krivopalov</text:span></text:a><text:line-break/><text:span text:style-name="T5">Phone</text:span>: <text:a xlink:type="simple" xlink:href="tel:+7-926-860-93-45" office:name=""><text:span text:style-name="Definition">+7 (926) 860-93-45</text:span></text:a></text:p>
      <text:h text:style-name="Heading_20_2" text:outline-level="2">Technical summary</text:h>
      <text:p text:style-name="First_20_paragraph"><text:span text:style-name="T6">Programming</text:span><text:span text:style-name="T7"> </text:span><text:span text:style-name="T8">languages</text:span>: C++ (03, 11, Boost), C, Python, Haskell<text:line-break/><text:span text:style-name="T9">Paradigms</text:span>: OOP, Structured programming, Functional programming<text:line-break/><text:span text:style-name="T10">Software</text:span><text:span text:style-name="T11"> </text:span><text:span text:style-name="T12">design</text:span>: UML, patterns (GRASP, GoF)<text:line-break/><text:span text:style-name="T13">Development</text:span><text:span text:style-name="T14"> </text:span><text:span text:style-name="T15">environment</text:span>: POSIX shell and utilities (GNU, Cygwin), VisualStudio (debugging), Sysinternals tools, gdb (basic)<text:line-break/><text:span text:style-name="T16">Version</text:span><text:span text:style-name="T17"> </text:span><text:span text:style-name="T18">Control</text:span>: Subversion, Darcs, Git (basic)<text:line-break/><text:span text:style-name="T19">Databases</text:span>: SQLite, MS SQL Server (basic)<text:line-break/><text:span text:style-name="T20">Build</text:span><text:span text:style-name="T21"> </text:span><text:span text:style-name="T22">systems</text:span>: Make, CMake<text:line-break/><text:span text:style-name="T23">Languages</text:span>: Russian (native), English (technical reading, intermediate conversational level)<text:line-break/><text:span text:style-name="T24">Additional</text:span>: multithreading, IPC, REST (HTTP), cross-platform development, C/C++ bindings</text:p>
      <text:h text:style-name="Heading_20_2" text:outline-level="2">Work experience</text:h>
      <text:h text:style-name="Heading_20_3" text:outline-level="3">Software developer at <text:a xlink:type="simple" xlink:href="http://www.acronis.com" office:name=""><text:span text:style-name="Definition">Acronis</text:span></text:a> (October 2011 - Now)</text:h>
      <text:p text:style-name="First_20_paragraph">Development within a large team Acronis Backup starting version 11 and until now.</text:p>
      <text:list text:style-name="L1">
        <text:list-item>
          <text:p text:style-name="P1">Software infrastructure development and support. Maintained modules for reporting and alerting. Investigation and improvements for asynchronous evaluations library.</text:p>
        </text:list-item>
        <text:list-item>
          <text:p text:style-name="P1">Participation in porting of storage server to linux. Work on platform related bugs, support PAM authentication</text:p>
        </text:list-item>
        <text:list-item>
          <text:p text:style-name="P1">Full responsibility (development, maintenance, new features planning, reviewing) for backup content indexation module.</text:p>
        </text:list-item>
        <text:list-item>
          <text:p text:style-name="P1">Development Backup&amp;Recovery related business logic. Performance fixes, implementation of REST for new UI.</text:p>
        </text:list-item>
        <text:list-item>
          <text:p text:style-name="P1">Participation in REST interface planning and implementation using Python.</text:p>
        </text:list-item>
        <text:list-item>
          <text:p text:style-name="P1">Communications with support department. Assistance on the customer side: investigation and fixes for complicated issues. Crash dumps, logs analysis.</text:p>
        </text:list-item>
      </text:list>
      <text:p text:style-name="First_20_paragraph">Technologies: C++03 (tr1), Python, SQLite, PAM, Subversion, JIRA, Code Collaborator (review), big number of internal technologies.</text:p>
      <text:h text:style-name="Heading_20_3" text:outline-level="3">Software developer at <text:a xlink:type="simple" xlink:href="http://www.webzavod.com" office:name=""><text:span text:style-name="Definition">Webzavod</text:span></text:a> (April 2011 - October 2011)</text:h>
      <text:p text:style-name="First_20_paragraph">Development in a small team, project for SIP-telephony.</text:p>
      <text:p text:style-name="Text_20_body">Implementation of addressbook module based on SQLite, template library for JavaScript/C++ bindings generation; interaction with 3G modem by AT commands; GUI development with HTTP/JavaScript rendered in Webkit; investigation of authorization in Wi-Fi networks using SIM-card.</text:p>
      <text:p text:style-name="Text_20_body">Technologies: C++, JavaScript(JQuery), Webkit/JavaSriptCore, SIP, Darcs, Redmine</text:p>
      <text:h text:style-name="Heading_20_3" text:outline-level="3">Techician/Engineer at <text:a xlink:type="simple" xlink:href="http://www.sms-automation.com" office:name=""><text:span text:style-name="Definition">SMS-Automation</text:span></text:a> (October 2009 - May 2011)</text:h>
      <text:p text:style-name="First_20_paragraph">Working as a single developer.</text:p>
      <text:list text:style-name="L2">
        <text:list-item>
          <text:p text:style-name="P2">Application for configuration and diagnostics for a project under Siemens PLC.<text:line-break/>Implementation of TCP/IP support, generalization for different projects over xml configuration files, signal approximation, refactoring.<text:line-break/>Technologies: C++, MFC, Siemens MPI, MPI/IE</text:p>
        </text:list-item>
        <text:list-item>
          <text:p text:style-name="P2">Data transfer and conversion server for telemechanic systems (university diploma project).<text:line-break/>Design and implementation of a modular server that collects and provides telemechanic data by various protocols. Implemented Modbus client/server library and wrappers on DNP3, OPC and SNMP third-party libraries. GUI configurators written on Qt4. Project tested and presented as a diploma project.<text:line-break/>Technologies: C++, Boost, Qt4, CMake, Subversion, OPC DA, DNP3, Modbus, SNMP</text:p>
        </text:list-item>
        <text:list-item>
          <text:p text:style-name="P2">Adjusting and testing configurations for telemetric devices, sensors.</text:p>
        </text:list-item>
      </text:list>
      <text:h text:style-name="Heading_20_3" text:outline-level="3">QA tester at <text:a xlink:type="simple" xlink:href="http://www.mercdev.com" office:name=""><text:span text:style-name="Definition">Mercury Development</text:span></text:a> (October 2007 - May 2008)</text:h>
      <text:p text:style-name="First_20_paragraph">Testing software for SAN (iSCSI, FibreChannel) under Windows/MacOS X. Writing test cases, articles for KB. Bugtracking with Bugzilla.</text:p>
      <text:h text:style-name="Heading_20_2" text:outline-level="2">Education</text:h>
      <text:h text:style-name="Heading_20_3" text:outline-level="3"><text:a xlink:type="simple" xlink:href="http://www.ssau.ru/english/" office:name=""><text:span text:style-name="Definition">Samara State Aerospace University (SSAU)</text:span></text:a> (September 2005 - February 2011)</text:h>
      <text:p text:style-name="First_20_paragraph">Automation engine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